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13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13" office:value-type="string" calcext:value-type="string">
            <text:p>postgre</text:p>
          </table:table-cell>
          <table:table-cell table:style-name="ce13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13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13" office:value-type="string" calcext:value-type="string">
            <text:p>mongodb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13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13" office:value-type="string" calcext:value-type="string">
            <text:p>elastic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13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13" office:value-type="string" calcext:value-type="string">
            <text:p>kibana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13" office:value-type="string" calcext:value-type="string">
            <text:p>kibana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13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13" office:value-type="string" calcext:value-type="string">
            <text:p>otc-service-dotnet-local2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13" office:value-type="string" calcext:value-type="string">
            <text:p>otc-service-dotnet-local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13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13" office:value-type="string" calcext:value-type="string">
            <text:p>prometheus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13" office:value-type="string" calcext:value-type="string">
            <text:p>prometheu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13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13" office:value-type="string" calcext:value-type="string">
            <text:p>grafan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fana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30440" calcext:value-type="float">
            <text:p>30440</text:p>
          </table:table-cell>
          <table:table-cell table:style-name="ce13" office:value-type="string" calcext:value-type="string">
            <text:p>Vaul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12">
            <text:p>Auction</text:p>
          </table:table-cell>
          <table:table-cell table:style-name="ce13" office:value-type="string" calcext:value-type="string">
            <text:p>auction-eventsourcing</text:p>
          </table:table-cell>
          <table:table-cell table:style-name="ce13" office:value-type="string" calcext:value-type="string">
            <text:p>Eventsourc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ventsourc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bid</text:p>
          </table:table-cell>
          <table:table-cell table:style-name="ce13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bid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10"/>
          <table:table-cell table:style-name="ce13" office:value-type="string" calcext:value-type="string">
            <text:p>auction-elk</text:p>
          </table:table-cell>
          <table:table-cell table:style-name="ce13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lk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inance</text:p>
          </table:table-cell>
          <table:table-cell table:style-name="ce13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inanc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ron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gateway</text:p>
          </table:table-cell>
          <table:table-cell table:style-name="ce13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gatewa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dentity</text:p>
          </table:table-cell>
          <table:table-cell table:style-name="ce13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identit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mage</text:p>
          </table:table-cell>
          <table:table-cell table:style-name="ce13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13" office:value-type="string" calcext:value-type="string">
            <text:p>auction-imag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notify</text:p>
          </table:table-cell>
          <table:table-cell table:style-name="ce13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notif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`</text:p>
          </table:covered-table-cell>
          <table:table-cell table:style-name="ce13" office:value-type="string" calcext:value-type="string">
            <text:p>auction-processing</text:p>
          </table:table-cell>
          <table:table-cell table:style-name="ce13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process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search</text:p>
          </table:table-cell>
          <table:table-cell table:style-name="ce13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search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report</text:p>
          </table:table-cell>
          <table:table-cell table:style-name="ce13" office:value-type="string" calcext:value-type="string">
            <text:p>Reports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api-reports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13" office:value-type="string" calcext:value-type="string">
            <text:p>graphql-monolit</text:p>
          </table:table-cell>
          <table:table-cell table:style-name="ce13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phql-monolit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9">
            <text:p>Microservices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product-api</text:p>
          </table:table-cell>
          <table:table-cell table:style-name="ce13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13" office:value-type="string" calcext:value-type="string">
            <text:p>ms-product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order-api</text:p>
          </table:table-cell>
          <table:table-cell table:style-name="ce13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13" office:value-type="string" calcext:value-type="string">
            <text:p>ms-order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main-api</text:p>
          </table:table-cell>
          <table:table-cell table:style-name="ce13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13" office:value-type="string" calcext:value-type="string">
            <text:p>ms-main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identity-front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identity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category-api</text:p>
          </table:table-cell>
          <table:table-cell table:style-name="ce13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13" office:value-type="string" calcext:value-type="string">
            <text:p>ms-category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consumer</text:p>
          </table:table-cell>
          <table:table-cell table:style-name="ce13" office:value-type="string" calcext:value-type="string">
            <text:p>Rabbit consumer</text:p>
          </table:table-cell>
          <table:table-cell table:style-name="ce2" table:number-columns-repeated="2"/>
          <table:table-cell table:style-name="ce13"/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producer</text:p>
          </table:table-cell>
          <table:table-cell table:style-name="ce13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13" office:value-type="string" calcext:value-type="string">
            <text:p>ms-rabbit-producer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activities</text:p>
          </table:table-cell>
          <table:table-cell table:style-name="ce13" office:value-type="string" calcext:value-type="string">
            <text:p>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13" office:value-type="string" calcext:value-type="string">
            <text:p>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cipeBook</text:p>
          </table:table-cell>
          <table:table-cell table:style-name="ce13" office:value-type="string" calcext:value-type="string">
            <text:p>rb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13" office:value-type="string" calcext:value-type="string">
            <text:p>rb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b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b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13" office:value-type="string" calcext:value-type="string">
            <text:p>redi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dMango</text:p>
          </table:table-cell>
          <table:table-cell table:style-name="ce13" office:value-type="string" calcext:value-type="string">
            <text:p>rm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m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m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13" office:value-type="string" calcext:value-type="string">
            <text:p>rm-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 Client</text:p>
          </table:table-cell>
          <table:table-cell table:number-columns-repeated="2" table:style-name="ce13" office:value-type="string" calcext:value-type="string">
            <text:p>MongoDb Client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081" calcext:value-type="float">
            <text:p>8081</text:p>
          </table:table-cell>
          <table:table-cell table:style-name="ce13"/>
          <table:table-cell table:style-name="ce13" office:value-type="string" calcext:value-type="string">
            <text:p>Docker container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afka</text:p>
          </table:table-cell>
          <table:table-cell table:style-name="ce7" office:value-type="string" calcext:value-type="string" table:number-columns-spanned="1" table:number-rows-spanned="2">
            <text:p>kafka</text:p>
          </table: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2" calcext:value-type="float">
            <text:p>9092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3" calcext:value-type="float">
            <text:p>9093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3">
          <table:table-cell table:style-name="ce2" office:value-type="string" calcext:value-type="string">
            <text:p>Kafka UI</text:p>
          </table:table-cell>
          <table:table-cell table:style-name="ce13" office:value-type="string" calcext:value-type="string">
            <text:p>kafka_ui</text:p>
          </table:table-cell>
          <table:table-cell table:style-name="ce13" office:value-type="string" calcext:value-type="string">
            <text:p>Kafka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30441" calcext:value-type="float">
            <text:p>30441</text:p>
          </table:table-cell>
          <table:table-cell table:style-name="ce13" office:value-type="string" calcext:value-type="string">
            <text:p>kafk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3">
          <table:table-cell table:style-name="ce2" office:value-type="string" calcext:value-type="string">
            <text:p>Redis UI</text:p>
          </table:table-cell>
          <table:table-cell table:style-name="ce13" office:value-type="string" calcext:value-type="string">
            <text:p>redis_ui</text:p>
          </table:table-cell>
          <table:table-cell table:style-name="ce13" office:value-type="string" calcext:value-type="string">
            <text:p>Redis</text:p>
          </table:table-cell>
          <table:table-cell table:style-name="ce2" office:value-type="float" office:value="8001" calcext:value-type="float">
            <text:p>8001</text:p>
          </table:table-cell>
          <table:table-cell table:style-name="ce2" office:value-type="float" office:value="30442" calcext:value-type="float">
            <text:p>30442</text:p>
          </table:table-cell>
          <table:table-cell table:style-name="ce13" office:value-type="string" calcext:value-type="string">
            <text:p>redisui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4" table:number-rows-repeated="1048525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.00.0000</text:date>, <text:time style:data-style-name="N2" text:time-value="16:38:28.392276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3T14:49:23.338761051</meta:creation-date>
    <dc:date>2025-08-29T16:40:09.811405519</dc:date>
    <meta:editing-duration>PT5H28M7S</meta:editing-duration>
    <meta:editing-cycles>21</meta:editing-cycles>
    <meta:generator>LibreOffice/25.8.0.4$Linux_X86_64 LibreOffice_project/580$Build-4</meta:generator>
    <meta:document-statistic meta:table-count="1" meta:cell-count="320" meta:object-count="0"/>
  </office:meta>
</office:document-meta>
</file>